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60.png" xlink:type="simple" xlink:show="embed" xlink:actuate="onLoad"/></draw:frame></text:p>
          </table:table-cell>
          <table:table-cell table:style-name="Table1.B1" office:value-type="string">
            <text:h text:style-name="P6" text:outline-level="1">Оператор 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8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6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9">р</text:span><text:span text:style-name="T12">еализует операцию логического И:</text:span></text:p>
            <text:p text:style-name="P5"><text:span text:style-name="T12"><draw:frame draw:style-name="fr3" draw:name="Объект1" text:anchor-type="as-char" svg:width="14.961cm" svg:height="1.393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,</text:span></text:p>
            <text:p text:style-name="P4"><text:span text:style-name="T9">где </text:span><text:span text:style-name="T4">y(t)</text:span><text:span text:style-name="T3"> </text:span><text:span text:style-name="T9">– выходной сигнал блока, <text:s/></text:span><text:span text:style-name="T4">x</text:span><text:span text:style-name="T10">₁</text:span><text:span text:style-name="T4">(t)</text:span><text:span text:style-name="T6">,</text:span><text:span text:style-name="T11"> </text:span><text:span text:style-name="T4">x</text:span><text:span text:style-name="T10">₂</text:span><text:span text:style-name="T4">(t)</text:span><text:span text:style-name="T9"> – входные сигналы.</text:span></text:p>
            <text:p text:style-name="P4"><text:span text:style-name="T13">Свойства</text:span>:</text:p>
            <text:list xml:id="list8193067122698623357" text:style-name="L1">
              <text:list-item>
                <text:p text:style-name="P7">Количество портов — количество входных портов <text:span text:style-name="T5">n</text:span>.</text:p>
              </text:list-item>
            </text:list>
            <text:p text:style-name="P4"><text:span text:style-name="T1">Примечания</text:span>:</text:p>
            <text:list xml:id="list2659956366661960223" text:style-name="L2">
              <text:list-item>
                <text:p text:style-name="P8"><text:span text:style-name="T9">Если входным сигналом будет не логический (0 или 1), а действительный (вещественный) сигнал, все ненулевые сигналы рассматриваются блоком как равные единице (Истина, или </text:span><text:span text:style-name="T3">True). </text:span><text:span text:style-name="T9">На выходе блока может быть только 0 или 1.</text:span></text:p>
              </text:list-item>
              <text:list-item>
                <text:p text:style-name="P8"><text:span text:style-name="T9">В среде </text:span><text:span text:style-name="T3">SimInTech</text:span><text:span text:style-name="T9"> логическая единица (Истина или </text:span><text:span text:style-name="T3">True) </text:span><text:span text:style-name="T9">равна 1, логический ноль (Ложь или </text:span><text:span text:style-name="T3">False) </text:span><text:span text:style-name="T9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</dc:title>
    <dc:date>2014-12-16T20:09:48.35</dc:date>
    <meta:generator>OpenOffice/4.1.1$Win32 OpenOffice.org_project/411m6$Build-9775</meta:generator>
    <meta:editing-duration>PT2H26M12S</meta:editing-duration>
    <meta:editing-cycles>95</meta:editing-cycles>
    <meta:document-statistic meta:table-count="1" meta:image-count="2" meta:object-count="1" meta:page-count="1" meta:paragraph-count="14" meta:word-count="94" meta:character-count="55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n>...</mn>
                    <mi/>
                    <mi>И</mi>
                    <mi/>
                    <msub>
                      <mi>x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/>
                    <mi mathvariant="italic">остальных</mi>
                    <mi/>
                    <mi mathvariant="italic">случаях</mi>
                    <mrow>
                      <mo stretchy="false">(</mo>
                      <mrow>
                        <mi mathvariant="italic">если</mi>
                        <mi/>
                        <mi mathvariant="italic">хотя</mi>
                        <mi/>
                        <mi mathvariant="italic">бы</mi>
                        <mi/>
                        <mi mathvariant="italic">один</mi>
                        <mi/>
                        <mi mathvariant="italic">из</mi>
                        <mi/>
                        <msub>
                          <mi>x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n>0</mn>
                        </mrow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x_1(t) = 1 ~И~ x_2(t) = 1 ~И~ ... ~И~ x_n(t) = 1; #
alignl 0, ~ в ~остальных ~случаях (если ~хотя ~бы ~один ~из~ x_i(t) = 0);  }
right none
</annotation>
  </semantics>
</math>
</file>